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357c5" officeooo:paragraph-rsid="001357c5"/>
    </style:style>
    <style:style style:name="P2" style:family="paragraph" style:parent-style-name="Standard">
      <style:paragraph-properties fo:text-align="start" style:justify-single-word="false"/>
      <style:text-properties officeooo:rsid="001357c5" officeooo:paragraph-rsid="001357c5"/>
    </style:style>
    <style:style style:name="P3" style:family="paragraph" style:parent-style-name="Standard">
      <style:paragraph-properties fo:text-align="start" style:justify-single-word="false"/>
      <style:text-properties officeooo:rsid="001357c5" officeooo:paragraph-rsid="0043bccb"/>
    </style:style>
    <style:style style:name="P4" style:family="paragraph" style:parent-style-name="Standard">
      <style:paragraph-properties fo:text-align="start" style:justify-single-word="false"/>
      <style:text-properties officeooo:rsid="001357c5" officeooo:paragraph-rsid="00454d30"/>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57c5" officeooo:paragraph-rsid="001357c5" style:font-size-asian="16pt" style:font-weight-asian="bold" style:font-size-complex="16pt" style:font-weight-complex="bold"/>
    </style:style>
    <style:style style:name="P6" style:family="paragraph" style:parent-style-name="Standard">
      <style:paragraph-properties fo:text-align="start" style:justify-single-word="false"/>
      <style:text-properties officeooo:rsid="001588cd" officeooo:paragraph-rsid="001588cd"/>
    </style:style>
    <style:style style:name="P7" style:family="paragraph" style:parent-style-name="Standard">
      <style:paragraph-properties fo:text-align="start" style:justify-single-word="false"/>
      <style:text-properties officeooo:rsid="001702f3" officeooo:paragraph-rsid="001702f3"/>
    </style:style>
    <style:style style:name="P8" style:family="paragraph" style:parent-style-name="Standard">
      <style:paragraph-properties fo:text-align="start" style:justify-single-word="false"/>
      <style:text-properties officeooo:rsid="00188d65" officeooo:paragraph-rsid="00188d65"/>
    </style:style>
    <style:style style:name="P9" style:family="paragraph" style:parent-style-name="Standard">
      <style:paragraph-properties fo:text-align="start" style:justify-single-word="false"/>
      <style:text-properties fo:font-style="italic" officeooo:rsid="001af889" officeooo:paragraph-rsid="001af889" style:font-style-asian="italic" style:font-style-complex="italic"/>
    </style:style>
    <style:style style:name="P10" style:family="paragraph" style:parent-style-name="Standard">
      <style:paragraph-properties fo:text-align="start" style:justify-single-word="false"/>
      <style:text-properties fo:font-style="italic" officeooo:rsid="001357c5" officeooo:paragraph-rsid="001357c5" style:font-style-asian="italic" style:font-style-complex="italic"/>
    </style:style>
    <style:style style:name="P11" style:family="paragraph" style:parent-style-name="Standard">
      <style:paragraph-properties fo:text-align="start" style:justify-single-word="false"/>
      <style:text-properties officeooo:rsid="00239e14" officeooo:paragraph-rsid="00239e14"/>
    </style:style>
    <style:style style:name="P12" style:family="paragraph" style:parent-style-name="Standard">
      <style:paragraph-properties fo:text-align="start" style:justify-single-word="false"/>
      <style:text-properties officeooo:rsid="00239e14" officeooo:paragraph-rsid="0043bccb"/>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1357c5" officeooo:paragraph-rsid="001357c5" style:font-weight-asian="bold" style:font-weight-complex="bold"/>
    </style:style>
    <style:style style:name="P14" style:family="paragraph" style:parent-style-name="Preformatted_20_Text">
      <style:text-properties fo:color="#a9b7c6" style:font-name="Source Code Pro" fo:font-size="11.3000001907349pt"/>
    </style:style>
    <style:style style:name="P15" style:family="paragraph" style:parent-style-name="Preformatted_20_Text">
      <style:text-properties fo:color="#a9b7c6" style:font-name="Source Code Pro" fo:font-size="11.3000001907349pt" officeooo:paragraph-rsid="003e90e8"/>
    </style:style>
    <style:style style:name="P16" style:family="paragraph" style:parent-style-name="Preformatted_20_Text">
      <style:text-properties fo:color="#a9b7c6" style:font-name="Source Code Pro" fo:font-size="11.3000001907349pt" officeooo:paragraph-rsid="0043bccb"/>
    </style:style>
    <style:style style:name="P17" style:family="paragraph" style:parent-style-name="Preformatted_20_Text">
      <style:paragraph-properties fo:text-align="start" style:justify-single-word="false"/>
      <style:text-properties fo:color="#a5c261" style:font-name="Source Code Pro" fo:font-size="11.3000001907349pt" officeooo:rsid="00239e14" officeooo:paragraph-rsid="00239e14"/>
    </style:style>
    <style:style style:name="P18" style:family="paragraph" style:parent-style-name="Preformatted_20_Text">
      <style:paragraph-properties fo:text-align="start" style:justify-single-word="false"/>
      <style:text-properties fo:color="#a5c261" style:font-name="Source Code Pro" fo:font-size="11.3000001907349pt" officeooo:paragraph-rsid="0043bccb"/>
    </style:style>
    <style:style style:name="P19" style:family="paragraph" style:parent-style-name="Preformatted_20_Text">
      <style:text-properties fo:color="#cc7832" style:font-name="Source Code Pro" fo:font-size="11.3000001907349pt" fo:font-weight="bold"/>
    </style:style>
    <style:style style:name="P20" style:family="paragraph" style:parent-style-name="Preformatted_20_Text">
      <style:paragraph-properties fo:margin-top="0cm" fo:margin-bottom="0.499cm" loext:contextual-spacing="false"/>
      <style:text-properties fo:color="#a9b7c6" style:font-name="Source Code Pro" fo:font-size="11.3000001907349pt"/>
    </style:style>
    <style:style style:name="P21"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1357c5" officeooo:paragraph-rsid="001357c5" style:font-weight-asian="bold" style:font-weight-complex="bold"/>
    </style:style>
    <style:style style:name="P22" style:family="paragraph" style:parent-style-name="Standard" style:list-style-name="L1">
      <style:paragraph-properties fo:text-align="start" style:justify-single-word="false"/>
      <style:text-properties officeooo:rsid="001702f3" officeooo:paragraph-rsid="001702f3"/>
    </style:style>
    <style:style style:name="P23" style:family="paragraph" style:parent-style-name="Standard" style:list-style-name="L1">
      <style:paragraph-properties fo:text-align="start" style:justify-single-word="false"/>
      <style:text-properties officeooo:rsid="003145fd" officeooo:paragraph-rsid="003145fd"/>
    </style:style>
    <style:style style:name="P24" style:family="paragraph" style:parent-style-name="Standard" style:list-style-name="L2">
      <style:paragraph-properties fo:text-align="start" style:justify-single-word="false"/>
      <style:text-properties officeooo:rsid="004bf22b" officeooo:paragraph-rsid="004bf22b"/>
    </style:style>
    <style:style style:name="P25" style:family="paragraph" style:parent-style-name="Standard" style:list-style-name="L2">
      <style:paragraph-properties fo:text-align="start" style:justify-single-word="false"/>
      <style:text-properties officeooo:rsid="00239e14" officeooo:paragraph-rsid="00239e14"/>
    </style:style>
    <style:style style:name="P26" style:family="paragraph" style:parent-style-name="Standard" style:list-style-name="L2">
      <style:paragraph-properties fo:text-align="start" style:justify-single-word="false"/>
      <style:text-properties officeooo:rsid="00239e14" officeooo:paragraph-rsid="0043bccb"/>
    </style:style>
    <style:style style:name="P27" style:family="paragraph" style:parent-style-name="Standard" style:list-style-name="L2">
      <style:paragraph-properties fo:text-align="start" style:justify-single-word="false"/>
      <style:text-properties officeooo:rsid="0029062d" officeooo:paragraph-rsid="0029062d"/>
    </style:style>
    <style:style style:name="P28" style:family="paragraph" style:parent-style-name="Standard" style:list-style-name="L2">
      <style:paragraph-properties fo:text-align="start" style:justify-single-word="false"/>
      <style:text-properties officeooo:rsid="0029062d" officeooo:paragraph-rsid="0043bccb"/>
    </style:style>
    <style:style style:name="P29" style:family="paragraph" style:parent-style-name="Standard" style:list-style-name="L3">
      <style:paragraph-properties fo:text-align="start" style:justify-single-word="false"/>
      <style:text-properties officeooo:rsid="002718e8" officeooo:paragraph-rsid="002718e8"/>
    </style:style>
    <style:style style:name="P30" style:family="paragraph" style:parent-style-name="Standard" style:list-style-name="L3">
      <style:paragraph-properties fo:text-align="start" style:justify-single-word="false"/>
      <style:text-properties officeooo:rsid="002718e8" officeooo:paragraph-rsid="004e4e34"/>
    </style:style>
    <style:style style:name="P31" style:family="paragraph" style:parent-style-name="Standard" style:list-style-name="L4">
      <style:paragraph-properties fo:text-align="start" style:justify-single-word="false"/>
      <style:text-properties officeooo:rsid="002718e8" officeooo:paragraph-rsid="0043bccb"/>
    </style:style>
    <style:style style:name="P32" style:family="paragraph" style:parent-style-name="Standard" style:list-style-name="L3">
      <style:paragraph-properties fo:text-align="start" style:justify-single-word="false"/>
      <style:text-properties officeooo:rsid="002d5b84" officeooo:paragraph-rsid="002d5b84"/>
    </style:style>
    <style:style style:name="P33" style:family="paragraph" style:parent-style-name="Standard" style:list-style-name="L4">
      <style:paragraph-properties fo:text-align="start" style:justify-single-word="false"/>
      <style:text-properties officeooo:rsid="002d5b84" officeooo:paragraph-rsid="004f98bd"/>
    </style:style>
    <style:style style:name="P34" style:family="paragraph" style:parent-style-name="Standard" style:list-style-name="L2">
      <style:paragraph-properties fo:text-align="start" style:justify-single-word="false"/>
      <style:text-properties officeooo:rsid="00454d30" officeooo:paragraph-rsid="00454d30"/>
    </style:style>
    <style:style style:name="P35" style:family="paragraph" style:parent-style-name="Standard" style:list-style-name="L2">
      <style:paragraph-properties fo:text-align="start" style:justify-single-word="false"/>
      <style:text-properties officeooo:rsid="00460a82" officeooo:paragraph-rsid="00460a82"/>
    </style:style>
    <style:style style:name="P36" style:family="paragraph" style:parent-style-name="Preformatted_20_Text">
      <style:text-properties fo:color="#a9b7c6" style:font-name="Source Code Pro" fo:font-size="11.3000001907349pt"/>
    </style:style>
    <style:style style:name="T1" style:family="text">
      <style:text-properties officeooo:rsid="001702f3"/>
    </style:style>
    <style:style style:name="T2" style:family="text">
      <style:text-properties officeooo:rsid="001af889"/>
    </style:style>
    <style:style style:name="T3" style:family="text">
      <style:text-properties officeooo:rsid="001bda23"/>
    </style:style>
    <style:style style:name="T4" style:family="text">
      <style:text-properties officeooo:rsid="001d1946"/>
    </style:style>
    <style:style style:name="T5" style:family="text">
      <style:text-properties officeooo:rsid="00243fb5"/>
    </style:style>
    <style:style style:name="T6" style:family="text">
      <style:text-properties fo:font-style="italic" style:font-style-asian="italic" style:font-style-complex="italic"/>
    </style:style>
    <style:style style:name="T7" style:family="text">
      <style:text-properties fo:font-style="italic" officeooo:rsid="001af889" style:font-style-asian="italic" style:font-style-complex="italic"/>
    </style:style>
    <style:style style:name="T8" style:family="text">
      <style:text-properties fo:font-style="italic" officeooo:rsid="002875d7" style:font-style-asian="italic" style:font-style-complex="italic"/>
    </style:style>
    <style:style style:name="T9" style:family="text">
      <style:text-properties fo:font-style="italic" officeooo:rsid="0043bccb" style:font-style-asian="italic" style:font-style-complex="italic"/>
    </style:style>
    <style:style style:name="T10" style:family="text">
      <style:text-properties fo:font-style="italic" officeooo:rsid="00460a82" style:font-style-asian="italic" style:font-style-complex="italic"/>
    </style:style>
    <style:style style:name="T11" style:family="text">
      <style:text-properties fo:font-style="italic" officeooo:rsid="0030c5fb" style:font-style-asian="italic" style:font-style-complex="italic"/>
    </style:style>
    <style:style style:name="T12" style:family="text">
      <style:text-properties fo:font-style="italic" officeooo:rsid="00409e08"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4f98bd" style:font-style-asian="italic" style:font-weight-asian="bold" style:font-style-complex="italic" style:font-weight-complex="bold"/>
    </style:style>
    <style:style style:name="T15" style:family="text">
      <style:text-properties officeooo:rsid="0025c7c4"/>
    </style:style>
    <style:style style:name="T16" style:family="text">
      <style:text-properties officeooo:rsid="002875d7"/>
    </style:style>
    <style:style style:name="T17" style:family="text">
      <style:text-properties officeooo:rsid="0029bd4d"/>
    </style:style>
    <style:style style:name="T18" style:family="text">
      <style:text-properties fo:color="#6897bb"/>
    </style:style>
    <style:style style:name="T19" style:family="text">
      <style:text-properties fo:color="#cc7832"/>
    </style:style>
    <style:style style:name="T20" style:family="text">
      <style:text-properties fo:color="#cc7832" fo:font-weight="bold"/>
    </style:style>
    <style:style style:name="T21" style:family="text">
      <style:text-properties fo:color="#aa4926"/>
    </style:style>
    <style:style style:name="T22" style:family="text">
      <style:text-properties fo:color="#a5c261"/>
    </style:style>
    <style:style style:name="T23" style:family="text">
      <style:text-properties fo:color="#a5c261" officeooo:rsid="003ce905"/>
    </style:style>
    <style:style style:name="T24" style:family="text">
      <style:text-properties officeooo:rsid="0030c5fb"/>
    </style:style>
    <style:style style:name="T25" style:family="text">
      <style:text-properties officeooo:rsid="0038325e"/>
    </style:style>
    <style:style style:name="T26" style:family="text">
      <style:text-properties officeooo:rsid="00397825"/>
    </style:style>
    <style:style style:name="T27" style:family="text">
      <style:text-properties officeooo:rsid="003ac861"/>
    </style:style>
    <style:style style:name="T28" style:family="text">
      <style:text-properties officeooo:rsid="003e90e8"/>
    </style:style>
    <style:style style:name="T29" style:family="text">
      <style:text-properties fo:font-style="normal" officeooo:rsid="003f680c" style:font-style-asian="normal" style:font-style-complex="normal"/>
    </style:style>
    <style:style style:name="T30" style:family="text">
      <style:text-properties officeooo:rsid="00409e08"/>
    </style:style>
    <style:style style:name="T31" style:family="text">
      <style:text-properties officeooo:rsid="0043bccb"/>
    </style:style>
    <style:style style:name="T32" style:family="text">
      <style:text-properties officeooo:rsid="00454d30"/>
    </style:style>
    <style:style style:name="T33" style:family="text">
      <style:text-properties officeooo:rsid="00460a82"/>
    </style:style>
    <style:style style:name="T34" style:family="text">
      <style:text-properties officeooo:rsid="00473cff"/>
    </style:style>
    <style:style style:name="T35" style:family="text">
      <style:text-properties officeooo:rsid="004d1478"/>
    </style:style>
    <style:style style:name="T36" style:family="text">
      <style:text-properties officeooo:rsid="004e7716"/>
    </style:style>
    <style:style style:name="T37" style:family="text">
      <style:text-properties officeooo:rsid="004f98bd"/>
    </style:style>
    <style:style style:name="T38" style:family="text">
      <style:text-properties fo:font-weight="bold" style:font-weight-asian="bold" style:font-weight-complex="bold"/>
    </style:style>
    <style:style style:name="T39" style:family="text">
      <style:text-properties fo:font-weight="bold" officeooo:rsid="004f98b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ychastic 0.1 documentation</text:p>
      <text:p text:style-name="P1"/>
      <text:p text:style-name="P9">Disclaimer: <text:span text:style-name="T3">in the current version,</text:span> the API <text:span text:style-name="T4">is</text:span> definitely <text:span text:style-name="T4">going to </text:span>change in the future. Do not expect anything documented here to be set in stone.</text:p>
      <text:p text:style-name="P10"/>
      <text:p text:style-name="P13">1. Introduction and motivation</text:p>
      <text:p text:style-name="P2"/>
      <text:p text:style-name="P6">Pychastic is an open source Python library sitting on top of PyMC<text:span text:style-name="T1">3</text:span> (which, in turn, sits on top of Theano). It’s main objective is to simplify some aspects of stochastic and financial modelling, in a Bayesian perspective.</text:p>
      <text:p text:style-name="P6"/>
      <text:p text:style-name="P6">Pychastic aims to become to PyMC3 what Keras is to Tensorflow and what Lasagne is to Theano. That is, a higher-level library that focuses on ease of use, methodology and “pre-canned” commonly used patterns. It’s made by a user of PyMC3, for users of PyMC3. <text:span text:style-name="T1">While the developers of PyMC3 are busy improving the guts of the engine, as they should be, this is my modest attempt at making the door handle more user-friendly – so to speak.</text:span></text:p>
      <text:p text:style-name="P2"/>
      <text:p text:style-name="P7">To be more specific, here are some intricacies of working with PyMC3 that Pychastic aims to improve upon:</text:p>
      <text:p text:style-name="P7"/>
      <text:list xml:id="list6245375880957449699" text:style-name="L1">
        <text:list-item>
          <text:p text:style-name="P22">Designing Bayesian neural networks (whether the weights be stationary or nonstationary variables) can be relatively complex. Furthermore, switching out the training data with testing or validation data is not intuitively or immediately obvious.</text:p>
          <text:p text:style-name="P22"/>
        </text:list-item>
        <text:list-item>
          <text:p text:style-name="P22">When using random walk priors, there are local trends that are fitted by the model on the training data. When later generating new data, we don’t necessarily want to reproduce these historical local fits. Instead, we want to merely re-use the variance of that random walk, but in a trend-neutral manner.</text:p>
          <text:p text:style-name="P22"/>
        </text:list-item>
        <text:list-item>
          <text:p text:style-name="P23">The way in which the features (or independent variables) seem to be an integral part of the model design process in PyMC3 is counter-intuitive and goes against most machine learning libraries, in which the X and Y are passed at model estimation time, at model evaluation time, or when comes the time to make predictions.</text:p>
          <text:p text:style-name="P22"/>
        </text:list-item>
      </text:list>
      <text:p text:style-name="P8">In addition to that, there are many commonly used models and patterns that will be implemented to easy re-use. Some examples are the Ornstein-Uhlenbeck process, and the stochastic volatility model in finance.</text:p>
      <text:p text:style-name="P21">2. API Reference</text:p>
      <text:p text:style-name="P2"/>
      <text:p text:style-name="P2"><text:bookmark-start text:name="__DdeLink__218_1694038957"/><text:span text:style-name="T24">BayesianNeuralNetwork(</text:span><text:span text:style-name="T11">nodes_per_layer</text:span><text:span text:style-name="T7">, output</text:span><text:span text:style-name="T8">=’normal’</text:span><text:span text:style-name="T7">, inference_method=’advi’</text:span><text:span text:style-name="T2">)</text:span></text:p>
      <text:p text:style-name="P2"/>
      <text:p text:style-name="P2"><text:tab/><text:span text:style-name="T2">A Bayesian neural network.</text:span></text:p>
      <text:p text:style-name="P2"/>
      <text:p text:style-name="P2"><text:tab/><text:span text:style-name="T2">Parameters:</text:span></text:p>
      <text:p text:style-name="P2"/>
      <text:list xml:id="list2827616533242592408" text:style-name="L2">
        <text:list-item>
          <text:p text:style-name="P24"><text:span text:style-name="T6">nodes_per_layer</text:span>: a list of integers, representing the number of nodes to be placed in each hidden layer (each element of the list representing such a hidden layer).</text:p>
        </text:list-item>
        <text:list-item>
          <text:p text:style-name="P25"><text:span text:style-name="T6">output</text:span>: <text:span text:style-name="T16">the type of output. Can be ‘normal’ for a regression, or ‘bernoulli’ for a binomial classification problem. Default is ‘normal’.</text:span></text:p>
        </text:list-item>
        <text:list-item>
          <text:p text:style-name="P27"><text:span text:style-name="T6">inference_method</text:span>: <text:span text:style-name="T17">the inference algorithm. Can be ‘advi’ or ‘mcmc’. Default: ‘advi’.</text:span></text:p>
        </text:list-item>
      </text:list>
      <text:p text:style-name="P11"/>
      <text:p text:style-name="P11"><text:tab/><text:span text:style-name="T5">Methods:</text:span></text:p>
      <text:p text:style-name="P11"/>
      <text:list xml:id="list5309003913408236516" text:style-name="L3">
        <text:list-item>
          <text:p text:style-name="P29">fit(X, Y, <text:span text:style-name="T25">samples=500</text:span>): <text:span text:style-name="T27">fit the neural network to the training set represented by X and Y. The shape of X must be [N, F] where N is the number of examples, and F is the number of features (</text:span><text:span text:style-name="T29">or independent variables</text:span><text:span text:style-name="T27">).</text:span></text:p>
          <text:p text:style-name="P29"/>
        </text:list-item>
        <text:list-item>
          <text:p text:style-name="P29">predict(X): <text:span text:style-name="T30">use the provided X dataset to return the expected value of Y for each corresponding X.</text:span></text:p>
          <text:p text:style-name="P29"/>
        </text:list-item>
        <text:list-item>
          <text:p text:style-name="P30">generate(<text:span text:style-name="T35">X, samples=500</text:span>): <text:span text:style-name="T30">use the provided X dataset to return samples from the probability distribution of Y for each corresponding X. The parameter </text:span><text:span text:style-name="T12">samples</text:span><text:span text:style-name="T30"> specifies how many samples to draw per value of X, with a default number of 500.</text:span></text:p>
          <text:p text:style-name="P29"/>
        </text:list-item>
        <text:list-item>
          <text:p text:style-name="P32"><text:span text:style-name="T26">RMSD</text:span>(X, Y): <text:span text:style-name="T36">this takes the values of X, makes predictions (via the predict function) for each, and then calculates the root mean squared deviation using Y as the ground truth.</text:span></text:p>
        </text:list-item>
      </text:list>
      <text:p text:style-name="P11"/>
      <text:p text:style-name="P11"><text:tab/><text:span text:style-name="T15">Example:</text:span></text:p>
      <text:p text:style-name="P17"/>
      <text:p text:style-name="P14"><text:bookmark-start text:name="__DdeLink__210_1042507667"/>nn = BayesianNeuralNetwork(<text:span text:style-name="T18">2</text:span><text:span text:style-name="T19">, </text:span><text:span text:style-name="T18">5</text:span><text:span text:style-name="T19">, </text:span><text:span text:style-name="T21">output</text:span>=<text:span text:style-name="T22">'normal'</text:span>)</text:p>
      <text:p text:style-name="P14">nn.fit(X<text:span text:style-name="T19">, </text:span>Y<text:span text:style-name="T19">, </text:span><text:span text:style-name="T21">samples</text:span>=<text:span text:style-name="T18">200</text:span>)</text:p>
      <text:p text:style-name="P14">y_preds = nn.predict(X)</text:p>
      <text:p text:style-name="P14"><text:span text:style-name="T28">rmsd</text:span> = nn.<text:span text:style-name="T26">RMSD</text:span>(X<text:span text:style-name="T19">, </text:span>Y)</text:p>
      <text:p text:style-name="P19"/>
      <text:p text:style-name="P15"><text:span text:style-name="T20">print </text:span><text:span text:style-name="T22">"Root Mean Square deviation: %</text:span><text:span text:style-name="T23">s</text:span><text:span text:style-name="T22">" </text:span>% <text:span text:style-name="T28">rmsd</text:span></text:p>
      <text:p text:style-name="P14"/>
      <text:p text:style-name="P14">plt.scatter(X<text:span text:style-name="T19">, </text:span>Y)</text:p>
      <text:p text:style-name="P14">plt.scatter(X<text:span text:style-name="T19">, </text:span>y_preds<text:span text:style-name="T19">, </text:span><text:span text:style-name="T21">alpha</text:span>=<text:span text:style-name="T18">0.1</text:span>)</text:p>
      <text:p text:style-name="P20"/>
      <text:p text:style-name="P20">plt.show()<text:bookmark-end text:name="__DdeLink__210_1042507667"/></text:p>
      <text:p text:style-name="P11"><text:bookmark-end text:name="__DdeLink__218_1694038957"/></text:p>
      <text:p text:style-name="P11"/>
      <text:p text:style-name="P11"/>
      <text:p text:style-name="P11"/>
      <text:p text:style-name="P11"><text:soft-page-break/></text:p>
      <text:p text:style-name="P11"/>
      <text:p text:style-name="P11"/>
      <text:p text:style-name="P3"><text:span text:style-name="T31">StochasticNeuralNetwork(</text:span><text:span text:style-name="T9">nodes_per_layer</text:span><text:span text:style-name="T7">, </text:span><text:span text:style-name="T9">interval, </text:span><text:span text:style-name="T7">output</text:span><text:span text:style-name="T8">=’normal’</text:span><text:span text:style-name="T7">, inference_method=’advi’, </text:span><text:span text:style-name="T9">learn_trends=</text:span><text:span text:style-name="T10">False</text:span><text:span text:style-name="T2">)</text:span></text:p>
      <text:p text:style-name="P3"/>
      <text:p text:style-name="P3"><text:tab/><text:span text:style-name="T2">A Bayesian neural network with a GaussianRandomWalk prior on the first layer’s nodes, allowing to capture non-stationary variables’ drift over time.</text:span></text:p>
      <text:p text:style-name="P3"/>
      <text:p text:style-name="P3"><text:tab/><text:span text:style-name="T32">See Thomas Wiecki’s blog for a good explanation of the underlying motivation and code:</text:span></text:p>
      <text:p text:style-name="P3"/>
      <text:p text:style-name="P4"><text:tab/><text:a xlink:type="simple" xlink:href="https://twiecki.github.io/blog/2017/03/14/random-walk-deep-net/" text:style-name="Internet_20_link" text:visited-style-name="Visited_20_Internet_20_Link"><text:span text:style-name="T32">https://twiecki.github.io/blog/2017/03/14/random-walk-deep-net/</text:span></text:a></text:p>
      <text:p text:style-name="P4"/>
      <text:p text:style-name="P3"><text:tab/><text:span text:style-name="T2">Parameters:</text:span></text:p>
      <text:p text:style-name="P3"/>
      <text:list xml:id="list105633508037389" text:continue-list="list2827616533242592408" text:style-name="L2">
        <text:list-item>
          <text:p text:style-name="P24"><text:span text:style-name="T6">nodes_per_layer</text:span>: a list of integers, representing the number of nodes to be placed in each hidden layer (each element of the list representing such a hidden layer).</text:p>
        </text:list-item>
        <text:list-item>
          <text:p text:style-name="P26"><text:span text:style-name="T6">num_nodes</text:span>: an integer indicating how many nodes per hidden layer.</text:p>
        </text:list-item>
        <text:list-item>
          <text:p text:style-name="P34"><text:span text:style-name="T10">i</text:span><text:span text:style-name="T6">nterval</text:span>: <text:span text:style-name="T33">represents the number of times on the training time series that the non-stationary weights will be allowed to shift. The higher the value, the more “granular” is the time-domain stochastic fit.</text:span></text:p>
        </text:list-item>
        <text:list-item>
          <text:p text:style-name="P26"><text:span text:style-name="T6">output</text:span>: <text:span text:style-name="T16">the type of output. Can be ‘normal’ for a regression, or ‘bernoulli’ for a binomial classification problem. Default is ‘normal’.</text:span></text:p>
        </text:list-item>
        <text:list-item>
          <text:p text:style-name="P28"><text:span text:style-name="T6">inference_method</text:span>: <text:span text:style-name="T17">the inference algorithm. Can be ‘advi’ or ‘mcmc’. Default: ‘advi’.</text:span></text:p>
        </text:list-item>
        <text:list-item>
          <text:p text:style-name="P35"><text:span text:style-name="T6">learn_trends</text:span>: [<text:span text:style-name="T13">Not yet implemented</text:span>] <text:span text:style-name="T34">refers to the behaviour to choose when generating new data with the generate() function. When set to True, the generated data will replicate the local non-stationary trends that were identified during training. When set to False, the default, it will omit those non-stationary trends and assume a “martingale” behaviour.</text:span></text:p>
        </text:list-item>
      </text:list>
      <text:p text:style-name="P12"/>
      <text:p text:style-name="P12"><text:tab/><text:span text:style-name="T5">Methods:</text:span></text:p>
      <text:p text:style-name="P12"/>
      <text:list xml:id="list5854843425558203229" text:style-name="L4">
        <text:list-item>
          <text:p text:style-name="P31">fit(X, Y, <text:span text:style-name="T25">samples=500</text:span>): <text:span text:style-name="T27">fit the neural network to the training set represented by X and Y. The shape of X must be [N, F] where N is the number of time steps, and F is the number of features (</text:span><text:span text:style-name="T29">or independent variables</text:span><text:span text:style-name="T27">).</text:span></text:p>
          <text:p text:style-name="P31"/>
        </text:list-item>
        <text:list-item>
          <text:p text:style-name="P31">predict(X): <text:span text:style-name="T30">use the provided X dataset to return the expected value of Y for each corresponding X.</text:span></text:p>
          <text:p text:style-name="P31"/>
        </text:list-item>
        <text:list-item>
          <text:p text:style-name="P31">generate(<text:span text:style-name="T25">samples=500</text:span>): <text:span text:style-name="T14">not yet implemented</text:span></text:p>
          <text:p text:style-name="P31"/>
        </text:list-item>
        <text:list-item>
          <text:p text:style-name="P33"><text:span text:style-name="T26">RMSD</text:span>(X, Y): <text:span text:style-name="T36">this takes the values of X, makes predictions (via the predict function) for each, and then calculates the root mean squared deviation using Y as the ground truth.</text:span></text:p>
        </text:list-item>
      </text:list>
      <text:p text:style-name="P12"/>
      <text:p text:style-name="P12"><text:tab/><text:span text:style-name="T15">Example:</text:span></text:p>
      <text:p text:style-name="P18"/>
      <text:p text:style-name="P14">nn = SNN.StochasticNeuralNetwork(<text:span text:style-name="T18">2</text:span><text:span text:style-name="T19">, </text:span><text:span text:style-name="T18">3</text:span><text:span text:style-name="T19">, </text:span><text:span text:style-name="T18">20</text:span>)</text:p>
      <text:p text:style-name="P14">nn.fit(X<text:span text:style-name="T19">, </text:span>Y<text:span text:style-name="T19">, </text:span><text:span text:style-name="T21">samples</text:span>=<text:span text:style-name="T18">1000</text:span><text:span text:style-name="T19">, </text:span><text:span text:style-name="T21">advi_n</text:span>=<text:span text:style-name="T18">20000</text:span>)</text:p>
      <text:p text:style-name="P14"><text:soft-page-break/>y_preds = nn.predict(X)</text:p>
      <text:p text:style-name="P14">RMSD = nn.RMSD(X<text:span text:style-name="T19">, </text:span>Y)</text:p>
      <text:p text:style-name="P14"/>
      <text:p text:style-name="P14"><text:span text:style-name="T20">print </text:span><text:span text:style-name="T22">"Root Mean Square deviation:"</text:span><text:span text:style-name="T19">, </text:span>RMSD</text:p>
      <text:p text:style-name="P14"/>
      <text:p text:style-name="P14">plt.scatter(X<text:span text:style-name="T19">, </text:span>Y)</text:p>
      <text:p text:style-name="P14">plt.scatter(X<text:span text:style-name="T19">, </text:span>y_preds<text:span text:style-name="T19">, </text:span><text:span text:style-name="T21">alpha</text:span>=<text:span text:style-name="T18">0.1</text:span>)</text:p>
      <text:p text:style-name="P20">plt.show()</text:p>
      <text:p text:style-name="P16"/>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6T17:36:01.845768188</meta:creation-date>
    <dc:date>2018-10-06T10:56:31.811127316</dc:date>
    <meta:editing-duration>PT1H53M4S</meta:editing-duration>
    <meta:editing-cycles>53</meta:editing-cycles>
    <meta:generator>LibreOffice/5.1.6.2$Linux_X86_64 LibreOffice_project/10m0$Build-2</meta:generator>
    <meta:document-statistic meta:table-count="0" meta:image-count="0" meta:object-count="0" meta:page-count="4" meta:paragraph-count="65" meta:word-count="912" meta:character-count="5763" meta:non-whitespace-character-count="4925"/>
  </office:meta>
</office:document-meta>
</file>